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10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75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big</text:p>
          </table:table-cell>
          <table:table-cell table:number-columns-repeated="15860"/>
        </table:table-row>
        <table:table-row table:style-name="ro1">
          <table:table-cell table:number-columns-repeated="461"/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1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ll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spell_to_attack_dmg_major</text:p>
          </table:table-cell>
          <table:table-cell table:number-columns-repeated="3" table:style-name="ce2"/>
          <table:table-cell office:value-type="string" table:style-name="ce2">
            <text:p>fire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pene_big</text:p>
          </table:table-cell>
          <table:table-cell table:number-columns-repeated="3" table:style-name="ce2"/>
          <table:table-cell office:value-type="string" table:style-name="ce2">
            <text:p>fire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office:value-type="string" table:style-name="ce2">
            <text:p>block_percent_big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61"/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major</text:p>
          </table:table-cell>
          <table:table-cell table:number-columns-repeated="15845"/>
        </table:table-row>
        <table:table-row table:style-name="ro1">
          <table:table-cell table:number-columns-repeated="461"/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ossbow_ele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6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water_spell_to_attack_dmg_big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crossbow_dmg_percent_big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mana_regen_major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eady_hand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0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hp_hp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hp_regen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4" table:style-name="ce2"/>
          <table:table-cell office:value-type="string" table:style-name="ce2">
            <text:p>hp_hp_regen_small</text:p>
          </table:table-cell>
          <table:table-cell table:number-columns-repeated="3" table:style-name="ce2"/>
          <table:table-cell office:value-type="string" table:style-name="ce2">
            <text:p>hp_hp_regen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hp_hp_regen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reckless_blow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major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1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3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513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big</text:p>
          </table:table-cell>
          <table:table-cell table:number-columns-repeated="3" table:style-name="ce2"/>
          <table:table-cell office:value-type="string" table:style-name="ce2">
            <text:p>axe_ele_dmg_percent_big</text:p>
          </table:table-cell>
          <table:table-cell table:number-columns-repeated="3" table:style-name="ce2"/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sword_ele_dmg_percent_big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hammer_ele_dmg_percent_big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dc:date>2020-10-28T20:10:32Z</dc:date>
    <meta:editing-cycles>30</meta:editing-cycles>
    <meta:editing-duration>PT10832S</meta:editing-duration>
  </office:meta>
</office:document-meta>
</file>